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cm" fo:margin-bottom="0.176cm" fo:orphans="2" fo:widows="2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Standard">
      <style:paragraph-properties fo:margin-top="0cm" fo:margin-bottom="2.54cm" style:line-height-at-least="0.353cm" fo:orphans="2" fo:widows="2"/>
    </style:style>
    <style:style style:name="P6" style:family="paragraph" style:parent-style-name="body">
      <style:paragraph-properties fo:orphans="2" fo:widows="2"/>
    </style:style>
    <style:style style:name="P7" style:family="paragraph" style:parent-style-name="bullet">
      <style:paragraph-properties fo:margin-top="0cm" fo:margin-bottom="0.176cm" fo:text-align="justify" style:justify-single-word="false" fo:orphans="2" fo:widows="2"/>
    </style:style>
    <style:style style:name="P8" style:family="paragraph" style:parent-style-name="code">
      <style:paragraph-properties fo:orphans="2" fo:widows="2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weight="normal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9" text:outline-level="1"><text:bookmark text:name="R-1057258"/><text:alphabetical-index-mark-start text:id="IMark5183757376"/><text:alphabetical-index-mark-start text:id="IMark5183758240" text:main-entry="true"/>JDOPermission<text:alphabetical-index-mark-end text:id="IMark5183758240"/><text:alphabetical-index-mark-end text:id="IMark5183757376"/></text:h>
      <text:p text:style-name="P5"><draw:frame draw:style-name="fr1" draw:name="graphics1" text:anchor-type="as-char" svg:width="16.51cm" svg:height="0.342cm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alphabetical-index-mark-start text:id="IMark5183757376" text:main-entry="true"/><text:span text:style-name="T1">JDOPermission</text:span><text:alphabetical-index-mark-end text:id="IMark5183757376"/> class provides a marker for the security manager to grant access to a class to perform privileged operations necessary for JDO implementations.</text:p>
      <text:p text:style-name="P1">The following JDO permissions are defined:</text:p>
      <text:p text:style-name="P7">•<text:span text:style-name="T1"><text:tab/></text:span><text:alphabetical-index-mark-start text:id="IMark5183757376" text:main-entry="true"/><text:span text:style-name="T1">setStateManager</text:span><text:alphabetical-index-mark-end text:id="IMark5183757376"/>: <text:line-break/><text:span text:style-name="Assertion">A22-1 [</text:span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</text:span><text:alphabetical-index-mark-start text:id="IMark5183757376" text:main-entry="true"/><text:span text:style-name="T1">getMetadata</text:span><text:alphabetical-index-mark-end text:id="IMark5183757376"/>: <text:line-break/><text:span text:style-name="Assertion">A22-2 [</text:span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alphabetical-index-mark-start text:id="IMark5183757376" text:main-entry="true"/><text:span text:style-name="T3">closePersistenceManagerFactory</text:span><text:alphabetical-index-mark-end text:id="IMark5183757376"/><text:span text:style-name="T5">: <text:line-break/></text:span><text:span text:style-name="Assertion"><text:span text:style-name="T5">A223-3 [</text:span></text:span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</text:span><text:alphabetical-index-mark-start text:id="IMark5183757376" text:main-entry="true"/><text:span text:style-name="T1">manageMetadata</text:span><text:alphabetical-index-mark-end text:id="IMark5183757376"/>: <text:line-break/><text:span text:style-name="Assertion">A22-4 [</text:span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/>
      <text:p text:style-name="P1"/>
      <text:p text:style-name="P1"><text:soft-page-break/>These permissions are defined in the <text:alphabetical-index-mark-start text:id="IMark5183757376" text:main-entry="true"/>JDOPermission<text:alphabetical-index-mark-end text:id="IMark5183757376"/> class.</text:p>
      <text:p text:style-name="P2">package javax.jdo.spi;</text:p>
      <text:p text:style-name="P2">public final class <text:alphabetical-index-mark-start text:id="IMark5183757376" text:main-entry="true"/>JDOPermission<text:alphabetical-index-mark-end text:id="IMark5183757376"/> extends </text:p>
      <text:p text:style-name="P2"><text:tab/><text:tab/>java.security.BasicPermission {</text:p>
      <text:p text:style-name="P2">...</text:p>
      <text:p text:style-name="P2"><text:tab/>public static final javax.jdo.spi.<text:alphabetical-index-mark-start text:id="IMark5183757376" text:main-entry="true"/>JDOPermission<text:alphabetical-index-mark-end text:id="IMark5183757376"/></text:p>
      <text:p text:style-name="P2"><text:tab/><text:tab/>CLOSE_PERSISTENCE_MANAGER_FACTORY = "<text:alphabetical-index-mark-start text:id="IMark5183757376" text:main-entry="true"/>closePersistenceManagerFactory<text:alphabetical-index-mark-end text:id="IMark5183757376"/>";</text:p>
      <text:p text:style-name="P2"><text:tab/>public static final javax.jdo.spi.<text:alphabetical-index-mark-start text:id="IMark5183757376" text:main-entry="true"/>JDOPermission<text:alphabetical-index-mark-end text:id="IMark5183757376"/> GET_METADATA = "<text:alphabetical-index-mark-start text:id="IMark5183758240" text:main-entry="true"/>getMetadata<text:alphabetical-index-mark-end text:id="IMark5183758240"/>";</text:p>
      <text:p text:style-name="P2"><text:tab/>public static final javax.jdo.spi.<text:alphabetical-index-mark-start text:id="IMark5183758240" text:main-entry="true"/>JDOPermission<text:alphabetical-index-mark-end text:id="IMark5183758240"/> MANAGE_METADATA =</text:p>
      <text:p text:style-name="P2"><text:tab/><text:tab/>"<text:alphabetical-index-mark-start text:id="IMark5183758240" text:main-entry="true"/>manageMetadata<text:alphabetical-index-mark-end text:id="IMark5183758240"/>";</text:p>
      <text:p text:style-name="P2"><text:tab/>public static final javax.jdo.spi.<text:alphabetical-index-mark-start text:id="IMark5183758240" text:main-entry="true"/>JDOPermission<text:alphabetical-index-mark-end text:id="IMark5183758240"/> SET_STATE_MANAGER =</text:p>
      <text:p text:style-name="P2"><text:tab/><text:tab/>"<text:alphabetical-index-mark-start text:id="IMark5183758240" text:main-entry="true"/>setStateManager<text:alphabetical-index-mark-end text:id="IMark5183758240"/>";</text:p>
      <text:p text:style-name="P2">}</text:p>
      <text:p text:style-name="P2"/>
      <text:p text:style-name="P1">Use of <text:alphabetical-index-mark-start text:id="IMark5183758240" text:main-entry="true"/><text:span text:style-name="T1">JDOPermission</text:span><text:alphabetical-index-mark-end text:id="IMark5183758240"/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<text:alphabetical-index-mark-start text:id="IMark5183758240" text:main-entry="true"/>JDOPermission<text:alphabetical-index-mark-end text:id="IMark5183758240"/> "<text:alphabetical-index-mark-start text:id="IMark5183757376" text:main-entry="true"/>getMetadata<text:alphabetical-index-mark-end text:id="IMark5183757376"/>";</text:p>
      <text:p text:style-name="P2"><text:tab/>permission javax.jdo.spi.<text:alphabetical-index-mark-start text:id="IMark5183757376" text:main-entry="true"/>JDOPermission<text:alphabetical-index-mark-end text:id="IMark5183757376"/> "<text:alphabetical-index-mark-start text:id="IMark5183758240" text:main-entry="true"/>setStateManager<text:alphabetical-index-mark-end text:id="IMark5183758240"/>";</text:p>
      <text:p text:style-name="P2"><text:tab/>permission javax.jdo.spi.<text:alphabetical-index-mark-start text:id="IMark5183758240" text:main-entry="true"/>JDOPermission<text:alphabetical-index-mark-end text:id="IMark5183758240"/></text:p>
      <text:p text:style-name="P2"><text:tab/><text:tab/>"<text:alphabetical-index-mark-start text:id="IMark5183758240" text:main-entry="true"/>closePersistenceManagerFactory<text:alphabetical-index-mark-end text:id="IMark5183758240"/>";</text:p>
      <text:p text:style-name="P2"><text:tab/>permission javax.jdo.spi.<text:alphabetical-index-mark-start text:id="IMark5183758240" text:main-entry="true"/>JDOPermission<text:alphabetical-index-mark-end text:id="IMark5183758240"/> "<text:alphabetical-index-mark-start text:id="IMark5183757376" text:main-entry="true"/>manageMetadata<text:alphabetical-index-mark-end text:id="IMark5183757376"/>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2-06-24T16:06:22.59</meta:creation-date>
    <meta:editing-duration>PT15M50S</meta:editing-duration>
    <meta:generator>OpenOffice/4.1.6$Unix OpenOffice.org_project/416m1$Build-9790</meta:generator>
    <dc:title>JDO_Chapter</dc:title>
    <dc:date>2021-07-22T22:21:31</dc:date>
    <dc:creator>Michael Bouschen</dc:creator>
    <meta:document-statistic meta:table-count="0" meta:image-count="1" meta:object-count="0" meta:page-count="2" meta:paragraph-count="31" meta:word-count="322" meta:character-count="27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